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4.059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7.191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907cm"/>
    </style:style>
    <style:style style:name="co15" style:family="table-column">
      <style:table-column-properties fo:break-before="auto" style:column-width="1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string" calcext:value-type="string">
            <text:p>V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https://www.akkuline.de/test-panasonic-ncr18650ga-test-00339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https://www.akkuteile.de/lithium-ionen-akkus/18650/samsung/sanyo-ncr18650ga-3-6v-3-7v-3500mah-pluspol-flach_100676_127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string" calcext:value-type="string">
            <text:p>V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https://www.akkuline.de/test-panasonic-eneloop-pro-2450-aa-test-00212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https://www.ikea.com/de/de/p/ladda-akku-aufladbar-hr06-aa-1-2-v-50504692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office:value-type="string" calcext:value-type="string">
            <text:p>V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https://www.akkuline.de/test-varta-industrial-aa-test-00175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V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https://www.idealo.de/preisvergleich/OffersOfProduct/202301752_-industrial-pro-aa-mignon-100stk-varta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B10]*[.H16]" office:value-type="float" office:value="6.4" calcext:value-type="float">
            <text:p>6,4</text:p>
          </table:table-cell>
          <table:table-cell table:formula="of:=MEDIAN([.B4:.B5])" office:value-type="float" office:value="3.35" calcext:value-type="float">
            <text:p>3,35</text:p>
          </table:table-cell>
          <table:table-cell table:style-name="ce1" table:formula="of:=[.D13]*[.D10]" office:value-type="float" office:value="7262.8" calcext:value-type="float">
            <text:p>7262,8</text:p>
          </table:table-cell>
          <table:table-cell table:style-name="ce1" office:value-type="string" calcext:value-type="string">
            <text:p>mWh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11]*[.H16]" office:value-type="float" office:value="3.6" calcext:value-type="float">
            <text:p>3,6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Lampen</text:p>
          </table:table-cell>
          <table:table-cell table:style-name="ce2" office:value-type="currency" office:currency="EUR" office:value="25" calcext:value-type="currency">
            <text:p>25,00 €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äch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table:formula="of:=[.D16]*[.C16]" office:value-type="float" office:value="210" calcext:value-type="float">
            <text:p>210</text:p>
          </table:table-cell>
          <table:table-cell office:value-type="string" calcext:value-type="string">
            <text:p>mW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terien</text:p>
          </table:table-cell>
          <table:table-cell table:style-name="ce2" table:formula="of:=[.H16]*[.J28]" office:value-type="currency" office:currency="EUR" office:value="1.2" calcext:value-type="currency">
            <text:p>1,20 €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D17]*[.C17]" office:value-type="float" office:value="300" calcext:value-type="float">
            <text:p>300</text:p>
          </table:table-cell>
          <table:table-cell office:value-type="string" calcext:value-type="string">
            <text:p>mW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 table:style-name="ce2" office:value-type="currency" office:currency="EUR" office:value="8" calcext:value-type="currency">
            <text:p>8,00 €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1" calcext:value-type="float">
            <text:p>3,1</text:p>
          </table:table-cell>
          <table:table-cell table:formula="of:=[.D18]*[.C18]" office:value-type="float" office:value="310" calcext:value-type="float">
            <text:p>310</text:p>
          </table:table-cell>
          <table:table-cell office:value-type="string" calcext:value-type="string">
            <text:p>mW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degerät</text:p>
          </table:table-cell>
          <table:table-cell table:style-name="ce2" office:value-type="currency" office:currency="EUR" office:value="16" calcext:value-type="currency">
            <text:p>16,00 €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,9</text:p>
          </table:table-cell>
          <table:table-cell table:formula="of:=[.D19]*[.C19]" office:value-type="float" office:value="290" calcext:value-type="float">
            <text:p>290</text:p>
          </table:table-cell>
          <table:table-cell office:value-type="string" calcext:value-type="string">
            <text:p>m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SUM([.E16:.E19])" office:value-type="float" office:value="1110" calcext:value-type="float">
            <text:p>1110</text:p>
          </table:table-cell>
          <table:table-cell table:style-name="ce1" office:value-type="string" calcext:value-type="string">
            <text:p>mW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formula="of:=[.E13]/[.E20]" office:value-type="float" office:value="6.54306306306306" calcext:value-type="float">
            <text:p>6,543063063063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2" office:value-type="currency" office:currency="EUR" office:value="30" calcext:value-type="currency">
            <text:p>30,00 €</text:p>
          </table:table-cell>
          <table:table-cell table:style-name="ce2" table:formula="of:=[.I28]/[.H28]" office:value-type="currency" office:currency="EUR" office:value="0.3" calcext:value-type="currency">
            <text:p>0,30 €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www.ikea.com/de/de/p/ladda-akku-aufladbar-hr06-aa-1-2-v-50504692/</text:p>
          </table:table-cell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Wert</text:p>
          </table:table-cell>
          <table:table-cell/>
          <table:table-cell office:value-type="string" calcext:value-type="string">
            <text:p>Lieferant 1</text:p>
          </table:table-cell>
          <table:table-cell/>
          <table:table-cell office:value-type="string" calcext:value-type="string">
            <text:p>Preis</text:p>
          </table:table-cell>
          <table:table-cell/>
          <table:table-cell office:value-type="string" calcext:value-type="string">
            <text:p>Staffelung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Q6B-TKW-S1L1R1H1TBB7935AA3</text:p>
          </table:table-cell>
          <table:table-cell/>
          <table:table-cell office:value-type="string" calcext:value-type="string">
            <text:p>https://eu.mouser.com/ProductDetail/Cree-LED/CLQ6B-TKW-S1L1R1H1TBB7935AA3?qs=Rp5uXu7WBW8NUHwAJJTllg%3D%3D</text:p>
          </table:table-cell>
          <table:table-cell/>
          <table:table-cell office:value-type="float" office:value="0.736" calcext:value-type="float">
            <text:p>0,7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H4]*[.B4]" office:value-type="float" office:value="0.736" calcext:value-type="float">
            <text:p>0,736</text:p>
          </table:table-cell>
          <table:table-cell/>
          <table:table-cell office:value-type="string" calcext:value-type="string">
            <text:p>RGBW LED 100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MC1100T016F0064ABXUMA1</text:p>
          </table:table-cell>
          <table:table-cell/>
          <table:table-cell office:value-type="string" calcext:value-type="string">
            <text:p>https://www.mouser.de/ProductDetail/Infineon-Technologies/XMC1100T016F0064ABXUMA1?qs=RJIhqtkBntNNMTfBPYHnJw%3D%3D</text:p>
          </table:table-cell>
          <table:table-cell/>
          <table:table-cell office:value-type="float" office:value="0.474" calcext:value-type="float">
            <text:p>0,47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H5]*[.B5]" office:value-type="float" office:value="0.474" calcext:value-type="float">
            <text:p>0,474</text:p>
          </table:table-cell>
          <table:table-cell/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P3364GR-P</text:p>
          </table:table-cell>
          <table:table-cell/>
          <table:table-cell office:value-type="string" calcext:value-type="string">
            <text:p>https://eu.mouser.com/ProductDetail/Monolithic-Power-Systems-MPS/MP3364GR-P?qs=TCDPyi3sCW1xKbTXdNYI%252BA%3D%3D</text:p>
          </table:table-cell>
          <table:table-cell/>
          <table:table-cell office:value-type="float" office:value="1.73" calcext:value-type="float">
            <text:p>1,7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H6]*[.B6]" office:value-type="float" office:value="1.73" calcext:value-type="float">
            <text:p>1,73</text:p>
          </table:table-cell>
          <table:table-cell/>
          <table:table-cell office:value-type="string" calcext:value-type="string">
            <text:p>4ch 150mA LED Driv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PS92510DGQ</text:p>
          </table:table-cell>
          <table:table-cell/>
          <table:table-cell office:value-type="string" calcext:value-type="string">
            <text:p>https://eu.mouser.com/ProductDetail/Texas-Instruments/TPS92510DGQ?qs=Brs2XCuyt3erxVeO2%252BfhMg%3D%3D</text:p>
          </table:table-cell>
          <table:table-cell/>
          <table:table-cell office:value-type="float" office:value="1.23" calcext:value-type="float">
            <text:p>1,2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H7]*[.B7]" office:value-type="float" office:value="4.92" calcext:value-type="float">
            <text:p>4,92</text:p>
          </table:table-cell>
          <table:table-cell/>
          <table:table-cell office:value-type="string" calcext:value-type="string">
            <text:p>1,5A LED Driv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8860WT-7</text:p>
          </table:table-cell>
          <table:table-cell/>
          <table:table-cell office:value-type="string" calcext:value-type="string">
            <text:p>https://eu.mouser.com/ProductDetail/Diodes-Incorporated/AL8860WT-7?qs=4i%252Bwv%252B9cc4nbE6xj12QEeA%3D%3D</text:p>
          </table:table-cell>
          <table:table-cell/>
          <table:table-cell office:value-type="float" office:value="0.416" calcext:value-type="float">
            <text:p>0,4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H8]*[.B8]" office:value-type="float" office:value="1.664" calcext:value-type="float">
            <text:p>1,664</text:p>
          </table:table-cell>
          <table:table-cell/>
          <table:table-cell office:value-type="string" calcext:value-type="string">
            <text:p>LED Driv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RF24L01P-R7</text:p>
          </table:table-cell>
          <table:table-cell/>
          <table:table-cell office:value-type="string" calcext:value-type="string">
            <text:p>https://eu.mouser.com/ProductDetail/Nordic-Semiconductor/nRF24L01P-R7?qs=yd0qOhnSiDe8zMRXiZkGiQ%3D%3D</text:p>
          </table:table-cell>
          <table:table-cell/>
          <table:table-cell office:value-type="float" office:value="1.79" calcext:value-type="float">
            <text:p>1,7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H9]*[.B9]" office:value-type="float" office:value="1.79" calcext:value-type="float">
            <text:p>1,79</text:p>
          </table:table-cell>
          <table:table-cell/>
          <table:table-cell office:value-type="string" calcext:value-type="string">
            <text:p>rf modu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C1101RGPR</text:p>
          </table:table-cell>
          <table:table-cell/>
          <table:table-cell office:value-type="string" calcext:value-type="string">
            <text:p>https://eu.mouser.com/ProductDetail/Texas-Instruments/CC1101RGPR?qs=OHhYoCux73lreNWI41kZ9Q%3D%3D</text:p>
          </table:table-cell>
          <table:table-cell/>
          <table:table-cell office:value-type="float" office:value="2.1" calcext:value-type="float">
            <text:p>2,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rf modul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1"/>
          <table:table-cell table:formula="of:=SUM([.L4];[.L5];[.L8];[.L9])" office:value-type="float" office:value="4.664" calcext:value-type="float">
            <text:p>4,6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.00.0000</text:date>, <text:time style:data-style-name="N2" text:time-value="00:47:01.3627210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23:07:24.864191222</meta:creation-date>
    <dc:date>2025-05-01T01:54:32.623875175</dc:date>
    <meta:editing-duration>PT31M43S</meta:editing-duration>
    <meta:editing-cycles>3</meta:editing-cycles>
    <meta:generator>LibreOffice/24.8.6.2$Linux_X86_64 LibreOffice_project/480$Build-2</meta:generator>
    <meta:document-statistic meta:table-count="2" meta:cell-count="130" meta:object-count="0"/>
  </office:meta>
</office:document-meta>
</file>